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3" calcext:value-type="float">
            <text:p>24,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4.16" calcext:value-type="float">
            <text:p>24,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3.9" calcext:value-type="float">
            <text:p>23,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75" calcext:value-type="float">
            <text:p>23,7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" calcext:value-type="float">
            <text:p>23,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3" calcext:value-type="float">
            <text:p>23,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3.17" calcext:value-type="float">
            <text:p>23,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07" calcext:value-type="float">
            <text:p>23,07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0:00:14.656769159</meta:creation-date>
    <meta:generator>LibreOffice/6.1.3.2$Linux_X86_64 LibreOffice_project/10$Build-2</meta:generator>
    <dc:date>2019-03-18T10:01:35.939890330</dc:date>
    <meta:editing-duration>PT1M23S</meta:editing-duration>
    <meta:editing-cycles>1</meta:editing-cycles>
    <meta:document-statistic meta:table-count="1" meta:cell-count="30" meta:object-count="0"/>
  </office:meta>
</office:document-meta>
</file>